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08/2021</text:span></text:p>
      <text:p text:style-name="P9"/>
      <text:p text:style-name="P10">RECIBI CONFORME</text:p>
      <text:p text:style-name="P9"/>
      <text:p text:style-name="P11">CLIENTE: AZAÑEDO CABRERA, MARYOLY FRANCHESCA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AZAÑEDO CABRERA, MARYOLY FRANCHESCA</text:span></text:p>
      <text:p text:style-name="P5">Recojo: <text:span text:style-name="T3">CABRERA ESCALANTE, SILVIA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16:51:3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